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2.395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4.316cm" fo:break-before="auto" style:use-optimal-row-height="true"/>
    </style:style>
    <style:style style:name="ro27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5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4.97">
            <text:p>0510 <text:s/>932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4.97">
            <text:p>0510 <text:s/>932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4.98">
            <text:p>0510 <text:s/>932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4.98">
            <text:p>0510 <text:s/>932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4.99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4.99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1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1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1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2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2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2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2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3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3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3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3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3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0T09:32:25.04">
            <text:p>0510 <text:s/>93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0T09:32:25.04">
            <text:p>2021/5/10 9:32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0T09:32:25.04">
            <text:p>0510 <text:s/>932</text:p>
          </table:table-cell>
          <table:table-cell table:style-name="ce6" table:formula="of:=NOW()" office:value-type="date" office:date-value="2021-05-10T09:32:25.04">
            <text:p>0510 <text:s/>932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0T09:32:25.04">
            <text:p>0510 <text:s/>9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9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5">
            <text:p>0510 <text:s/>932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9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6">
            <text:p>0510 <text:s/>93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7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8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9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7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8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8">
            <text:p>0510 <text:s/>93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8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8">
            <text:p>0510 <text:s/>93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8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8">
            <text:p>0510 <text:s/>932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8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9">
            <text:p>0510 <text:s/>932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19">
            <text:p>0510 <text:s/>932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9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9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9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">
            <text:p>0510 <text:s/>93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8" office:value-type="string">
            <text:p>何時に終わるか、知っていますか。</text:p>
          </table:table-cell>
          <table:table-cell table:style-name="ce20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9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">
            <text:p>0510 <text:s/>93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8" office:value-type="string">
            <text:p>今日はとても暑いです。</text:p>
          </table:table-cell>
          <table:table-cell table:style-name="ce20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9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">
            <text:p>0510 <text:s/>932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2">
            <text:p>0510 <text:s/>932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8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3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20" office:value-type="string">
            <text:p>it was sunday, May second.</text:p>
          </table:table-cell>
          <table:table-cell table:style-name="ce20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4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5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8"/>
          <table:table-cell table:style-name="ce20" office:value-type="string">
            <text:p>it was sunday, May second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5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8" office:value-type="string">
            <text:p>dowoom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5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8" office:value-type="string" table:number-columns-spanned="2" table:number-rows-spanned="1">
            <text:p>あなたの名前はなんですか？</text:p>
          </table:table-cell>
          <table:covered-table-cell table:style-name="ce20" office:value-type="string">
            <text:p>あなたの名前はなんですか？</text:p>
          </table:covered-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5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8" office:value-type="string" table:number-columns-spanned="2" table:number-rows-spanned="1">
            <text:p>水を飲みたいですか。何か食べたいですか。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5">
            <text:p>0510 <text:s/>932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8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6">
            <text:p>0510 <text:s/>932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8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6">
            <text:p>0510 <text:s/>93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8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8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1" office:value-type="string">
            <text:p>a'thlathaaI / maayu</text:p>
          </table:table-cell>
          <table:table-cell table:style-name="ce20" office:value-type="string">
            <text:p>it was tuesday, fif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8">
            <text:p>0510 <text:s/>932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8" office:value-type="string">
            <text:p>panjoo / mo_h[month / me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28">
            <text:p>0510 <text:s/>932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2" office:value-type="string" table:number-columns-spanned="2" table:number-rows-spanned="1">
            <text:p><text:span text:style-name="T1">日本には、い</text:span><text:span text:style-name="T1">つ来たのです</text:span><text:span text:style-name="T1">か？ </text:span><text:span text:style-name="T1">/ </text:span><text:span text:style-name="T1">日本に</text:span><text:span text:style-name="T1">来て、どのく</text:span><text:span text:style-name="T1">らい経ちます</text:span><text:span text:style-name="T1">か？</text:span></text:p>
            <text:p><text:span text:style-name="T1"/></text:p>
          </table:table-cell>
          <table:covered-table-cell table:style-name="ce20"/>
          <table:table-cell table:style-name="ce28" office:value-type="string" table:number-columns-spanned="2" table:number-rows-spanned="1">
            <text:p>일본에 언제 왔습니까? / 일본에 얼마나 있었습니까?</text:p>
          </table:table-cell>
          <table:covered-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23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6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23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6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8" office:value-type="string">
            <text:p>al'chaamisi / maayu</text:p>
          </table:table-cell>
          <table:table-cell table:style-name="ce20" office:value-type="string">
            <text:p>it was wednesday, fif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8" office:value-type="string">
            <text:p>panjoom / ma_h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8" office:value-type="string" table:number-columns-spanned="2" table:number-rows-spanned="1">
            <text:p>もう一度言ってくださるでしょうか？</text:p>
          </table:table-cell>
          <table:covered-table-cell table:style-name="ce20"/>
          <table:table-cell table:style-name="ce18" office:value-type="string">
            <text:p>https://marisha39.com/phrase/phrase1314/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8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0"/>
          <table:table-cell table:style-name="ce11" office:value-type="string">
            <text:p>https://marisha39.com/grammar/umi_damyun/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8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0"/>
          <table:table-cell table:style-name="ce11" office:value-type="string">
            <text:p>https://marisha39.com/grammar/umi_damyun/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0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0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크로는 내려오지않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제 1 회의 고체주기. 그 도중에서 미케가 먹기를 중단해 내려온다. / 마사지를 다시 해주었다.</text:p>
          </table:table-cell>
          <table:table-cell table:style-name="ce18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czwartek, szósty maja.</text:p>
          </table:table-cell>
          <table:table-cell table:style-name="ce18" office:value-type="string" table:number-columns-spanned="2" table:number-rows-spanned="1">
            <text:p>это был четверг, шесто'е мая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uiry. to jest łatwiej teraz. </text:p>
          </table:table-cell>
          <table:table-cell table:style-name="ce24" office:value-type="string" table:number-columns-spanned="2" table:number-rows-spanned="1">
            <text:p>shino : 첫 번째 구멍을 잡고. 지금은 더 쉽습니다.</text:p>
          </table:table-cell>
          <table:covered-table-cell table:style-name="ce27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położuję palec na dziurze miękko. wcześniej włożyłem dużo wysiłku w trzymaniem pierwszego dziury.</text:p>
          </table:table-cell>
          <table:table-cell table:style-name="ce24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27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5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خميس، السادس من مايو.</text:p>
          </table:table-cell>
          <table:table-cell table:style-name="ce18"/>
          <table:table-cell table:style-name="ce20" office:value-type="string">
            <text:p>it was thursday, sixth of May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6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پنج شنبه، ششم ماه مه بود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6">
            <text:p>0510 <text:s/>93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좀 전까지 계셨는데, 어딜 가셨지.</text:p>
          </table:table-cell>
          <table:table-cell table:style-name="ce18" office:value-type="string" table:number-columns-spanned="2" table:number-rows-spanned="1">
            <text:p>ちょっと前までおられたが、どこに行かれて</text:p>
          </table:table-cell>
          <table:covered-table-cell table:style-name="ce20"/>
          <table:table-cell table:style-name="ce11"/>
          <table:table-cell table:style-name="ce29"/>
          <table:table-cell table:style-name="ce11" office:value-type="string">
            <text:p>https://marisha39.com/grammar/umi_ssneunde/</text:p>
          </table:table-cell>
          <table:table-cell/>
          <table:table-cell table:style-name="ce15"/>
          <table:table-cell table:style-name="ce6" table:formula="of:=NOW()" office:value-type="date" office:date-value="2021-05-10T09:32:25.36">
            <text:p>0510 <text:s/>93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기다렸는데 손님은 안 왔어요.</text:p>
          </table:table-cell>
          <table:table-cell table:style-name="ce18" office:value-type="string" table:number-columns-spanned="2" table:number-rows-spanned="1">
            <text:p>待っていましたが、お客さんが来ませんでした。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6">
            <text:p>0510 <text:s/>93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도중까지 본만한 영화였는데, 끝이 안 좋았어요.</text:p>
          </table:table-cell>
          <table:table-cell table:style-name="ce18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0"/>
          <table:table-cell table:style-name="ce11" office:value-type="string">
            <text:p>n: “元々休みだったけど”</text:p>
          </table:table-cell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7">
            <text:p>0510 <text:s/>93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đầu</text:p>
          </table:table-cell>
          <table:table-cell table:style-name="ce18" office:value-type="string" table:number-columns-spanned="2" table:number-rows-spanned="1">
            <text:p>何時から始まるか、知っていますか。</text:p>
          </table:table-cell>
          <table:covered-table-cell table:style-name="ce20" office:value-type="string">
            <text:p>何時から始まるか、知っていますか。</text:p>
          </table:covered-table-cell>
          <table:table-cell table:style-name="ce27" office:value-type="string" table:number-columns-spanned="2" table:number-rows-spanned="1">
            <text:p>언제 시작되는지 아십니까</text:p>
          </table:table-cell>
          <table:covered-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7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làm thế nào để bạn đến đây? / bạn có sủ dụng đường sắt không</text:p>
          </table:table-cell>
          <table:table-cell table:style-name="ce18" office:value-type="string" table:number-columns-spanned="2" table:number-rows-spanned="1">
            <text:p>how do you come here? do you use railway?</text:p>
          </table:table-cell>
          <table:covered-table-cell table:style-name="ce20" office:value-type="string">
            <text:p>how do you come here? do you use railway?</text:p>
          </table:covered-table-cell>
          <table:table-cell table:style-name="ce27" office:value-type="string" table:number-columns-spanned="2" table:number-rows-spanned="1">
            <text:p>여기에 어떻게 오나요? / 당신은 철도를 사용합니까</text:p>
          </table:table-cell>
          <table:covered-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8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내가 계단을 지날 무렵에는 미케가 운동장 근처의 평평하게 지기 시작할 장소에 이미 와 있었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8">
            <text:p>0510 <text:s/>932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18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39">
            <text:p>0510 <text:s/>932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piątek, siódmy maja.</text:p>
          </table:table-cell>
          <table:table-cell table:style-name="ce18" office:value-type="string">
            <text:p>была пятница, седьмое мая.</text:p>
          </table:table-cell>
          <table:table-cell table:style-name="ce20" office:value-type="string">
            <text:p>it was friday, seven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">
            <text:p>0510 <text:s/>932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5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1">
            <text:p>0510 <text:s/>932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جمعة، السابع من مايو.</text:p>
          </table:table-cell>
          <table:table-cell table:style-name="ce18"/>
          <table:table-cell table:style-name="ce20" office:value-type="string">
            <text:p>it was friday, seven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1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جمعه، هفتم ماه مه.</text:p>
          </table:table-cell>
          <table:table-cell table:style-name="ce18" office:value-type="string">
            <text:p>dhumu'e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1">
            <text:p>0510 <text:s/>932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9999">
            <text:p>0509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0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2">
            <text:p>0510 <text:s/>932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0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2">
            <text:p>0510 <text:s/>932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3">
            <text:p>0510 <text:s/>932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4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sobota, ósmy maja.</text:p>
          </table:table-cell>
          <table:table-cell table:style-name="ce18" office:value-type="string" table:number-columns-spanned="2" table:number-rows-spanned="1">
            <text:p>это была суббота, восьмое мая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4">
            <text:p>0510 <text:s/>932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18" office:value-type="string">
            <text:p>i kept my forth finger rather straight, instead of being bent. i kept it tight.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4">
            <text:p>0510 <text:s/>932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w ten sposób, kiedy dodatkowo przytrzymam pierwszego dziurze, najniższy dźwięk wychodzi dobrze, to znaczy, cały korpus fletu wibruje.</text:p>
          </table:table-cell>
          <table:table-cell table:style-name="ce25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4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سبت، الثامن من مايو.</text:p>
          </table:table-cell>
          <table:table-cell table:style-name="ce18" office:value-type="string">
            <text:p>a'thaamini</text:p>
          </table:table-cell>
          <table:table-cell table:style-name="ce20" office:value-type="string">
            <text:p>it was saturday, eigh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5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هشتم ماه مه بود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5">
            <text:p>0510 <text:s/>932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5">
            <text:p>0510 <text:s/>932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5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6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6" office:value-type="string">
            <text:p>ngày nay có rất nhiều bê tông. <text:s/>/ khi[when~3 nào thì kết[end~1 thức?</text:p>
          </table:table-cell>
          <table:table-cell table:style-name="ce18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0" office:value-type="string">
            <text:p>今日は、コンクリートがとても多い。いつ終わるか？</text:p>
          </table:covered-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6">
            <text:p>0510 <text:s/>932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먼저 크로는 옹벽에서 머물고있다. 내가 손을 내밀면 얼굴을 붙인다.</text:p>
          </table:table-cell>
          <table:table-cell table:style-name="ce18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7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이어 내가 손을 돌리면 지상에 내려왔다.</text:p>
          </table:table-cell>
          <table:table-cell table:style-name="ce18" office:value-type="string" table:number-columns-spanned="2" table:number-rows-spanned="1">
            <text:p>Potem, kiedy odwróciłem rękę, spadła na ziemię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8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to był niedziele, dziewiąty maja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9">
            <text:p>0510 <text:s/>93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. dla wysokich dźwięków, to znaczy, "o-cu" dźwięków. w europejskiej notacji muzucznej, dźwięków z zakresu "C5"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49">
            <text:p>0510 <text:s/>93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szczególnie, wczoraj, ćwiczenie dla wydmuchania pięknych dźwięków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6">
            <text:p>0510 <text:s/>932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6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5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1.87">
            <text:p>0510 <text:s/>932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حد، التاسع من مايو.</text:p>
          </table:table-cell>
          <table:table-cell table:style-name="ce18"/>
          <table:table-cell table:style-name="ce20" office:value-type="string">
            <text:p>it was sunday, ninth of May.</text:p>
          </table:table-cell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1.87">
            <text:p>0510 <text:s/>932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یکشنبه، نهم ماه مه بود.</text:p>
          </table:table-cell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1.87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4">
            <text:p>8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1.87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5">
            <text:p>8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8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6">
            <text:p>8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8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7">
            <text:p>8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8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8">
            <text:p>8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8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9">
            <text:p>8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8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90">
            <text:p>9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5.58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91">
            <text:p>9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3.03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92">
            <text:p>9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3.03">
            <text:p>0510 <text:s/>932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93">
            <text:p>9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8"/>
          <table:table-cell table:style-name="ce20"/>
          <table:table-cell table:style-name="ce11"/>
          <table:table-cell table:style-name="ce29"/>
          <table:table-cell table:style-name="ce12"/>
          <table:table-cell/>
          <table:table-cell table:style-name="ce15"/>
          <table:table-cell table:style-name="ce6" table:formula="of:=NOW()" office:value-type="date" office:date-value="2021-05-10T09:32:23.03">
            <text:p>0510 <text:s/>932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0T09:32:23.03">
            <text:p>0510 <text:s/>932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0T09:32:25.58">
            <text:p>0510 <text:s/>932</text:p>
          </table:table-cell>
          <table:table-cell table:style-name="ce6" table:formula="of:=NOW()" office:value-type="date" office:date-value="2021-05-10T09:32:25.58">
            <text:p>0510 <text:s/>932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0T09:32:25.58">
            <text:p>0510 <text:s/>9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2021/05/10</text:date>, <text:time>09:32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0T09:32:24.49</dc:date>
    <dc:creator>iwabuchi ken</dc:creator>
    <meta:editing-duration>P2DT14H17M11S</meta:editing-duration>
    <meta:editing-cycles>343</meta:editing-cycles>
    <meta:generator>OpenOffice/4.1.3$Win32 OpenOffice.org_project/413m1$Build-9783</meta:generator>
    <meta:document-statistic meta:table-count="2" meta:cell-count="726" meta:object-count="0"/>
  </office:meta>
</office:document-meta>
</file>